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659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Maximum product subarray</text:span></text:p>
      <text:p text:style-name="Standard"/>
      <text:p text:style-name="Standard">#include &lt;iostream&gt;</text:p>
      <text:p text:style-name="Standard">#include &lt;vector&gt;</text:p>
      <text:p text:style-name="Standard">#include &lt;algorithm&gt;</text:p>
      <text:p text:style-name="Standard"/>
      <text:p text:style-name="Standard">using namespace std;</text:p>
      <text:p text:style-name="Standard"/>
      <text:p text:style-name="Standard">int maxProduct(vector&lt;int&gt;&amp; nums) {</text:p>
      <text:p text:style-name="Standard"><text:s text:c="4"/>if (nums.empty()) return 0;</text:p>
      <text:p text:style-name="Standard"/>
      <text:p text:style-name="Standard"><text:s text:c="4"/>int n = nums.size();</text:p>
      <text:p text:style-name="Standard"><text:s text:c="4"/>int pre = 1, suff = 1;</text:p>
      <text:p text:style-name="Standard"><text:s text:c="4"/>int ans = nums[0];</text:p>
      <text:p text:style-name="Standard"/>
      <text:p text:style-name="Standard"><text:s text:c="4"/>for (int i = 0; i &lt; n; i++) {</text:p>
      <text:p text:style-name="Standard"><text:s text:c="8"/>// Reset product if it becomes 0</text:p>
      <text:p text:style-name="Standard"><text:s text:c="8"/>if (pre == 0) pre = 1;</text:p>
      <text:p text:style-name="Standard"><text:s text:c="8"/>if (suff == 0) suff = 1;</text:p>
      <text:p text:style-name="Standard"><text:s text:c="8"/>pre = pre * nums[i];</text:p>
      <text:p text:style-name="Standard"><text:s text:c="8"/>suff = suff * nums[n - i - 1];</text:p>
      <text:p text:style-name="Standard"><text:s text:c="8"/>ans = max(ans, max(pre, suff));</text:p>
      <text:p text:style-name="Standard"><text:s text:c="4"/>}</text:p>
      <text:p text:style-name="Standard"/>
      <text:p text:style-name="Standard"><text:s text:c="4"/>return ans;</text:p>
      <text:p text:style-name="Standard">}</text:p>
      <text:p text:style-name="Standard"/>
      <text:p text:style-name="Standard">int main() {</text:p>
      <text:p text:style-name="Standard"><text:s text:c="4"/>vector&lt;int&gt; nums = {-1, -3, -10 , 0, 60};</text:p>
      <text:p text:style-name="Standard"><text:s text:c="4"/>cout &lt;&lt; "Maximum product subarray is " &lt;&lt; maxProduct(nums) &lt;&lt; endl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3:29:06.385402415</meta:creation-date>
    <dc:date>2024-05-21T13:29:47.964157133</dc:date>
    <meta:editing-duration>PT42S</meta:editing-duration>
    <meta:editing-cycles>1</meta:editing-cycles>
    <meta:document-statistic meta:table-count="0" meta:image-count="0" meta:object-count="0" meta:page-count="1" meta:paragraph-count="25" meta:word-count="115" meta:character-count="643" meta:non-whitespace-character-count="465"/>
    <meta:generator>LibreOffice/7.3.7.2$Linux_X86_64 LibreOffice_project/30$Build-2</meta:generator>
  </office:meta>
</office:document-meta>
</file>